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8.6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1.7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1e6a39"/>
      <style:text-properties fo:color="#ffffff"/>
    </style:style>
    <style:style style:name="ce6" style:family="table-cell" style:parent-style-name="Default">
      <style:table-cell-properties fo:background-color="#3465a4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6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5" office:value-type="string" calcext:value-type="string">
            <text:p>e0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e8</text:p>
          </table:table-cell>
          <table:table-cell table:style-name="ce5" office:value-type="string" calcext:value-type="string">
            <text:p>e9</text:p>
          </table:table-cell>
          <table:table-cell table:style-name="ce5" office:value-type="string" calcext:value-type="string">
            <text:p>e10</text:p>
          </table:table-cell>
          <table:table-cell table:style-name="ce5" office:value-type="string" calcext:value-type="string">
            <text:p>e11</text:p>
          </table:table-cell>
          <table:table-cell table:style-name="ce5" office:value-type="string" calcext:value-type="string">
            <text:p>e12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e14</text:p>
          </table:table-cell>
          <table:table-cell table:style-name="ce5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table:style-name="ce6" office:value-type="string" calcext:value-type="string">
            <text:p>+e9</text:p>
          </table:table-cell>
          <table:table-cell table:style-name="ce6" office:value-type="string" calcext:value-type="string">
            <text:p>+e10</text:p>
          </table:table-cell>
          <table:table-cell table:style-name="ce6" office:value-type="string" calcext:value-type="string">
            <text:p>+e11</text:p>
          </table:table-cell>
          <table:table-cell table:style-name="ce6" office:value-type="string" calcext:value-type="string">
            <text:p>+e12</text:p>
          </table:table-cell>
          <table:table-cell table:style-name="ce6" office:value-type="string" calcext:value-type="string">
            <text:p>+e13</text:p>
          </table:table-cell>
          <table:table-cell table:style-name="ce6" office:value-type="string" calcext:value-type="string">
            <text:p>+e14</text:p>
          </table:table-cell>
          <table:table-cell table:style-name="ce6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N=16, 16/4-2 =&gt; each element have inverse in the opposite subtable | m=n/2-2 : m/2(m/2+1) as the sum of different combinotrics ones 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6" office:value-type="string" calcext:value-type="string">
            <text:p>-e9</text:p>
          </table:table-cell>
          <table:table-cell table:style-name="ce6" office:value-type="string" calcext:value-type="string">
            <text:p>-e10</text:p>
          </table:table-cell>
          <table:table-cell table:style-name="ce6" office:value-type="string" calcext:value-type="string">
            <text:p>-e11</text:p>
          </table:table-cell>
          <table:table-cell table:style-name="ce6" office:value-type="string" calcext:value-type="string">
            <text:p>-e12</text:p>
          </table:table-cell>
          <table:table-cell table:style-name="ce6" office:value-type="string" calcext:value-type="string">
            <text:p>-e13</text:p>
          </table:table-cell>
          <table:table-cell table:style-name="ce6" office:value-type="string" calcext:value-type="string">
            <text:p>-e14</text:p>
          </table:table-cell>
          <table:table-cell table:style-name="ce6"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sum(4^(x-n)*((2^n-2)(2^n-4)(2^n-8))/16,n=2,x)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color signs one 1 =&gt; diagonal a, when n=&gt; diagonal b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Except main row and column,color signs b=d exact replica, a opposite to c, c except diagonal replica for b,d. If we map 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(i,j) transform counter clockwise inverse signs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color signs if we map for elements in local sub-tables a(i,j)=b(i,j)=c(i,j)=d(i,j) then we got a=b=c=d, exept a(1,1)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main row,columns divided by 4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 signs diagonal of 4*4 have (x,y,y,z) for vector and column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s signs have inside them the same elements , best start from octonions</text:p>
          </table:table-cell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After colors octonion 12=&gt;12: 1=&gt;(1,2,4,5),2=&gt;(2,3,1,6),3=&gt;(3,2,7,8),4=&gt;(4,9,1,11),5=&gt;(5,3,12,6),6=&gt;(6,10,4,5)</text:p>
            <text:p><text:span text:style-name="T1">7=&gt;(7,9,12,11), 8=&gt;(8,3,12,11), 9=&gt;(9,10,7,8),10=&gt;(10,9,1,6),11=&gt;(11,10,8,4),12=&gt;(12,2,7,5) where grouped by 2^m 2&lt;m&lt;m-2</text:span></text:p>
            <text:p><text:span text:style-name="T1">n(n,b,c,d)=&gt;m(m,e,c,d) : 1=&gt;6,2=&gt;10,3=&gt;9,4=&gt;none,5=&gt;none,7=&gt;8, the rest none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color signs dim where m=0 (every single element) group them by 4 (max 6, based 2), 0 to 1(2=&gt;6) :</text:span></text:p>
            <text:p><text:span text:style-name="T1"> 1=&gt;(1,1,1,2),2=&gt;(1,1,2,1),3=&gt;(1,2,1,1),4=&gt;(2,1,2,2),5=&gt;(2,2,1,2),6=&gt;(2,2,2,1)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From 1 to 2 (max 12, based on 6)(6=&gt;12) : (1,1,3,4)=&gt;1,(1,2,1,5)=&gt;2,(2,1,6,2)=&gt;3,(3,6,1,3)=&gt;4,(4,2,4,5)=&gt;5,(5,5,3,4)=&gt;6</text:span></text:p>
            <text:p><text:span text:style-name="T1">(6,6,4,3)=&gt;7,(2,2,4,3)=&gt;8,(6,5,6,2)=&gt;9,(5,6,1,5)=&gt;10,(3,5,3,2)=&gt;11,(4,1,6,4)=&gt;12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m-2=&gt;m-1 (8*8)=&gt;(4*4) (base 9,means 12=&gt;9) same as 12=&gt;12 exept 12(became)=&gt;9, 11=&gt;8, 9=&gt;7</text:p>
            <text:p>(9=&gt;12), 7=&gt;9, 8=&gt;11, 9=&gt;12 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(4*4)=&gt;(2*2) base(, same 1 and 2 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0=&gt;1 is binary like where 0 is 1, and 1 is 2, 1=&gt;(0,0,0,1),2=&gt;(0,0,1,0), 3=&gt;(0,1,0,0),4=&gt;(1,0,1,1),5=&gt;(1,1,0,1),6=&gt;(1,1,1,0)</text:p>
            <text:p>Where for 1 to 3 the “1” go left,and for 4 to 6 the “0” go right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maybe be twin work with base 12, 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pos e_(i,j) =&gt; e+(n/2)_(i+(n/2),j+(n/2))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e_(i,j),e_(i+8,j+8),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36*x</text:p>
          </table:table-cell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programmtly and mathemtically we can easy differinate x from y  since the main first column is always positive the very next element in</text:p>
            <text:p> e_(1,8n+1) tells us if it x or y , if it is positive thenn the whole 8x8 is x and if it is negative then the whole 8x8 is y </text:p>
            <text:p>And by that we can specify where the zero deivders!</text:p>
          </table:table-cell>
        </table:table-row>
        <table:table-row table:style-name="ro4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wow we are unboxing the formula to have all zero pair dividers for any element, select element SE with position i,j in the multiplication </text:p>
            <text:p>table MT, exclude i or j equal to 0 and i=j it is xor, make a=i mod 8 and b=j mod 8, and to find e1 corresponding to that block </text:p>
            <text:p>we select e1 with position e1_(i-a,j-a+1) since e0 have always position e0_(i,i) where i=j and e1_(i,i+1) if i is even, and </text:p>
            <text:p>since n-(n mod 8) will always give even number we will select the calibre element c which is e1 correspondent to 8x8 of </text:p>
            <text:p>our selected element and we check our calibre c element sign and we can detect if our SE in UTM or LTM in inverse </text:p>
            <text:p>its local 8x8 diagonal  by a,b then after that since for any dimension n&gt;3 and n-3&gt;0 we have 2^n/2^3=n-3 we will have same </text:p>
            <text:p>structure of elemnts with dimension n-3 exculding the signs and then we select the same structure element that grouped 8x8 </text:p>
            <text:p>and check its calibre element sign and after knowing the calibre element we can tell if the zero divider element is in UTM or LTM </text:p>
            <text:p>In that group and by location lemma we can find the other two elements</text:p>
            <text:p/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5T22:10:55.722316040</dc:date>
    <meta:editing-duration>P3DT12H23S</meta:editing-duration>
    <meta:editing-cycles>14</meta:editing-cycles>
    <meta:generator>LibreOffice/7.4.7.2$Linux_X86_64 LibreOffice_project/40$Build-2</meta:generator>
    <meta:document-statistic meta:table-count="1" meta:cell-count="319" meta:object-count="0"/>
  </office:meta>
</office:document-meta>
</file>